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graphics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1.2396in"/>
    </style:style>
    <style:style style:name="Table1.C" style:family="table-column">
      <style:table-column-properties style:column-width="1.6493in"/>
    </style:style>
    <style:style style:name="Table1.D" style:family="table-column">
      <style:table-column-properties style:column-width="0.9965in"/>
    </style:style>
    <style:style style:name="Table1.E" style:family="table-column">
      <style:table-column-properties style:column-width="2.145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none" fo:border-right="none" fo:border-top="0.05pt solid #000000" fo:border-bottom="0.05pt solid #000000"/>
    </style:style>
    <style:style style:name="Table1.C11" style:family="table-cell">
      <style:table-cell-properties fo:padding="0.0382in" fo:border-left="none" fo:border-right="none" fo:border-top="0.05pt solid #000000" fo:border-bottom="0.05pt solid #000000"/>
    </style:style>
    <style:style style:name="Table1.D11" style:family="table-cell">
      <style:table-cell-properties fo:padding="0.0382in" fo:border-left="none" fo:border-right="none" fo:border-top="0.05pt solid #000000" fo:border-bottom="0.05pt solid #000000"/>
    </style:style>
    <style:style style:name="Table1.E11" style:family="table-cell">
      <style:table-cell-properties fo:padding="0.0382in" fo:border-left="none" fo:border-right="none" fo:border-top="0.05pt solid #000000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none" fo:border-right="none" fo:border-top="0.05pt solid #000000" fo:border-bottom="0.05pt solid #000000"/>
    </style:style>
    <style:style style:name="Table1.C16" style:family="table-cell">
      <style:table-cell-properties fo:padding="0.0382in" fo:border-left="none" fo:border-right="none" fo:border-top="0.05pt solid #000000" fo:border-bottom="0.05pt solid #000000"/>
    </style:style>
    <style:style style:name="Table1.D16" style:family="table-cell">
      <style:table-cell-properties fo:padding="0.0382in" fo:border-left="none" fo:border-right="none" fo:border-top="0.05pt solid #000000" fo:border-bottom="0.05pt solid #000000"/>
    </style:style>
    <style:style style:name="Table1.E16" style:family="table-cell">
      <style:table-cell-properties fo:padding="0.0382in" fo:border-left="none" fo:border-right="none" fo:border-top="0.05pt solid #000000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none" fo:border-right="none" fo:border-top="none" fo:border-bottom="0.05pt solid #000000"/>
    </style:style>
    <style:style style:name="Table1.C19" style:family="table-cell">
      <style:table-cell-properties fo:padding="0.0382in" fo:border-left="none" fo:border-right="none" fo:border-top="none" fo:border-bottom="0.05pt solid #000000"/>
    </style:style>
    <style:style style:name="Table1.D19" style:family="table-cell">
      <style:table-cell-properties fo:padding="0.0382in" fo:border-left="none" fo:border-right="none" fo:border-top="none" fo:border-bottom="0.05pt solid #000000"/>
    </style:style>
    <style:style style:name="Table1.E19" style:family="table-cell">
      <style:table-cell-properties fo:padding="0.0382in" fo:border-left="none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6" style:family="table-cell">
      <style:table-cell-properties fo:padding="0.0382in" fo:border-left="none" fo:border-right="none" fo:border-top="none" fo:border-bottom="0.05pt solid #000000"/>
    </style:style>
    <style:style style:name="Table1.C26" style:family="table-cell">
      <style:table-cell-properties fo:padding="0.0382in" fo:border-left="none" fo:border-right="none" fo:border-top="none" fo:border-bottom="0.05pt solid #000000"/>
    </style:style>
    <style:style style:name="Table1.D26" style:family="table-cell">
      <style:table-cell-properties fo:padding="0.0382in" fo:border-left="none" fo:border-right="none" fo:border-top="none" fo:border-bottom="0.05pt solid #000000"/>
    </style:style>
    <style:style style:name="Table1.E26" style:family="table-cell">
      <style:table-cell-properties fo:padding="0.0382in" fo:border-left="none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9" style:family="table-cell">
      <style:table-cell-properties fo:padding="0.0382in" fo:border-left="none" fo:border-right="none" fo:border-top="none" fo:border-bottom="0.05pt solid #000000"/>
    </style:style>
    <style:style style:name="Table1.C29" style:family="table-cell">
      <style:table-cell-properties fo:padding="0.0382in" fo:border-left="none" fo:border-right="none" fo:border-top="none" fo:border-bottom="0.05pt solid #000000"/>
    </style:style>
    <style:style style:name="Table1.D29" style:family="table-cell">
      <style:table-cell-properties fo:padding="0.0382in" fo:border-left="none" fo:border-right="none" fo:border-top="none" fo:border-bottom="0.05pt solid #000000"/>
    </style:style>
    <style:style style:name="Table1.E29" style:family="table-cell">
      <style:table-cell-properties fo:padding="0.0382in" fo:border-left="none" fo:border-right="0.05pt solid #000000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none" fo:border-top="none" fo:border-bottom="0.05pt solid #000000"/>
    </style:style>
    <style:style style:name="Table1.E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none" fo:border-top="none" fo:border-bottom="0.05pt solid #000000"/>
    </style:style>
    <style:style style:name="Table1.E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none" fo:border-top="none" fo:border-bottom="0.05pt solid #000000"/>
    </style:style>
    <style:style style:name="Table1.E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2222in" table:align="left"/>
    </style:style>
    <style:style style:name="Table3.A" style:family="table-column">
      <style:table-column-properties style:column-width="2.7493in"/>
    </style:style>
    <style:style style:name="Table3.B" style:family="table-column">
      <style:table-column-properties style:column-width="0.7576in"/>
    </style:style>
    <style:style style:name="Table3.C" style:family="table-column">
      <style:table-column-properties style:column-width="0.4896in"/>
    </style:style>
    <style:style style:name="Table3.D" style:family="table-column">
      <style:table-column-properties style:column-width="1.225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background-color="transparent"/>
    </style:style>
    <style:style style:name="P2" style:family="paragraph" style:parent-style-name="Table_20_Contents">
      <style:text-properties officeooo:rsid="000dbeb9" officeooo:paragraph-rsid="000dbeb9"/>
    </style:style>
    <style:style style:name="P3" style:family="paragraph" style:parent-style-name="Table_20_Contents">
      <style:text-properties officeooo:rsid="00107719"/>
    </style:style>
    <style:style style:name="P4" style:family="paragraph" style:parent-style-name="Table_20_Contents">
      <style:text-properties officeooo:rsid="00107719" officeooo:paragraph-rsid="00107719"/>
    </style:style>
    <style:style style:name="P5" style:family="paragraph" style:parent-style-name="Table_20_Contents">
      <style:text-properties officeooo:rsid="0010eff6" officeooo:paragraph-rsid="0010eff6"/>
    </style:style>
    <style:style style:name="P6" style:family="paragraph" style:parent-style-name="Table_20_Contents">
      <style:text-properties officeooo:rsid="00112b53" officeooo:paragraph-rsid="00112b53"/>
    </style:style>
    <style:style style:name="P7" style:family="paragraph" style:parent-style-name="Table_20_Contents">
      <style:text-properties officeooo:rsid="001478ca" officeooo:paragraph-rsid="001478ca"/>
    </style:style>
    <style:style style:name="P8" style:family="paragraph" style:parent-style-name="Table_20_Contents">
      <style:text-properties officeooo:rsid="001759e4" officeooo:paragraph-rsid="001759e4"/>
    </style:style>
    <style:style style:name="P9" style:family="paragraph" style:parent-style-name="Table_20_Contents">
      <style:text-properties officeooo:rsid="00194ef5" officeooo:paragraph-rsid="00194ef5"/>
    </style:style>
    <style:style style:name="P10" style:family="paragraph" style:parent-style-name="Table_20_Contents">
      <style:text-properties officeooo:rsid="001bc556" officeooo:paragraph-rsid="001bc556"/>
    </style:style>
    <style:style style:name="P11" style:family="paragraph" style:parent-style-name="Table_20_Contents">
      <style:text-properties officeooo:rsid="001ebcab" officeooo:paragraph-rsid="001ebcab"/>
    </style:style>
    <style:style style:name="P12" style:family="paragraph" style:parent-style-name="Table_20_Contents">
      <style:text-properties officeooo:rsid="000d6f1c"/>
    </style:style>
    <style:style style:name="P13" style:family="paragraph" style:parent-style-name="Table_20_Contents">
      <style:text-properties officeooo:rsid="002112bb" officeooo:paragraph-rsid="002112bb"/>
    </style:style>
    <style:style style:name="P14" style:family="paragraph" style:parent-style-name="Footer">
      <style:text-properties officeooo:rsid="0025f2b4" officeooo:paragraph-rsid="0025f2b4"/>
    </style:style>
    <style:style style:name="T1" style:family="text">
      <style:text-properties officeooo:rsid="000d6f1c"/>
    </style:style>
    <style:style style:name="T2" style:family="text">
      <style:text-properties officeooo:rsid="000dbeb9"/>
    </style:style>
    <style:style style:name="T3" style:family="text">
      <style:text-properties officeooo:rsid="000e8489"/>
    </style:style>
    <style:style style:name="T4" style:family="text">
      <style:text-properties officeooo:rsid="000f8e2c"/>
    </style:style>
    <style:style style:name="T5" style:family="text">
      <style:text-properties officeooo:rsid="00107719"/>
    </style:style>
    <style:style style:name="T6" style:family="text">
      <style:text-properties officeooo:rsid="00112b53"/>
    </style:style>
    <style:style style:name="T7" style:family="text">
      <style:text-properties officeooo:rsid="001759e4"/>
    </style:style>
    <style:style style:name="T8" style:family="text">
      <style:text-properties officeooo:rsid="00194ef5"/>
    </style:style>
    <style:style style:name="T9" style:family="text">
      <style:text-properties officeooo:rsid="001bc556"/>
    </style:style>
    <style:style style:name="T10" style:family="text">
      <style:text-properties officeooo:rsid="001cbfe9"/>
    </style:style>
    <style:style style:name="T11" style:family="text">
      <style:text-properties officeooo:rsid="002112bb"/>
    </style:style>
    <style:style style:name="T12" style:family="text">
      <style:text-properties officeooo:rsid="0025f2b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horizontal-pos="from-left" style:horizontal-rel="paragraph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ring List Signal Garden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Position</text:p>
            </table:table-cell>
            <table:table-cell table:style-name="Table1.B1" office:value-type="string">
              <text:p text:style-name="Table_20_Heading">Connection</text:p>
            </table:table-cell>
            <table:table-cell table:style-name="Table1.C1" office:value-type="string">
              <text:p text:style-name="Table_20_Heading">Wire</text:p>
            </table:table-cell>
            <table:table-cell table:style-name="Table1.D1" office:value-type="string">
              <text:p text:style-name="Table_20_Heading">External Relay</text:p>
            </table:table-cell>
            <table:table-cell table:style-name="Table1.E1" office:value-type="string">
              <text:p text:style-name="Table_20_Heading">Signal</text:p>
            </table:table-cell>
          </table:table-row>
        </table:table-header-rows>
        <table:table-row>
          <table:table-cell table:style-name="Table1.A2" office:value-type="string">
            <text:p text:style-name="Table_20_Contents">1</text:p>
          </table:table-cell>
          <table:table-cell table:style-name="Table1.B32" office:value-type="string">
            <text:p text:style-name="Table_20_Contents">Power</text:p>
          </table:table-cell>
          <table:table-cell table:style-name="Table1.C2" office:value-type="string">
            <text:p text:style-name="P3">H2/<text:span text:style-name="T7">Grey</text:span></text:p>
          </table:table-cell>
          <table:table-cell table:style-name="Table1.D2" office:value-type="string">
            <text:p text:style-name="Table_20_Contents">–</text:p>
          </table:table-cell>
          <table:table-cell table:style-name="Table1.E2" office:value-type="string">
            <text:p text:style-name="Table_20_Contents">H2 / Bulb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3" office:value-type="string">
            <text:p text:style-name="Table_20_Contents">H2<text:span text:style-name="T5">G</text:span>/<text:span text:style-name="T5">Black</text:span></text:p>
          </table:table-cell>
          <table:table-cell table:style-name="Table1.D3" office:value-type="string">
            <text:p text:style-name="Table_20_Contents">–</text:p>
          </table:table-cell>
          <table:table-cell table:style-name="Table1.E3" office:value-type="string">
            <text:p text:style-name="Table_20_Contents">H2 / Bulb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4" office:value-type="string">
            <text:p text:style-name="Table_20_Contents">Relay 15</text:p>
          </table:table-cell>
          <table:table-cell table:style-name="Table1.C4" office:value-type="string">
            <text:p text:style-name="P4">H2M/Pink</text:p>
          </table:table-cell>
          <table:table-cell table:style-name="Table1.D4" office:value-type="string">
            <text:p text:style-name="Table_20_Contents">–</text:p>
          </table:table-cell>
          <table:table-cell table:style-name="Table1.E4" office:value-type="string">
            <text:p text:style-name="Table_20_Contents">H2 / Aspect / Power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5" office:value-type="string">
            <text:p text:style-name="P4">H2MG/Purple</text:p>
          </table:table-cell>
          <table:table-cell table:style-name="Table1.D5" office:value-type="string">
            <text:p text:style-name="Table_20_Contents">–</text:p>
          </table:table-cell>
          <table:table-cell table:style-name="Table1.E5" office:value-type="string">
            <text:p text:style-name="Table_20_Contents">H2 / Aspect / Ground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4" office:value-type="string">
            <text:p text:style-name="Table_20_Contents">Relay 14</text:p>
          </table:table-cell>
          <table:table-cell table:style-name="Table1.C7" office:value-type="string">
            <text:p text:style-name="P5">DRE/Orange</text:p>
          </table:table-cell>
          <table:table-cell table:style-name="Table1.D7" office:value-type="string">
            <text:p text:style-name="Table_20_Contents">–</text:p>
          </table:table-cell>
          <table:table-cell table:style-name="Table1.E7" office:value-type="string">
            <text:p text:style-name="Table_20_Contents">4W/Red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B4" office:value-type="string">
            <text:p text:style-name="Table_20_Contents">Relay 13</text:p>
          </table:table-cell>
          <table:table-cell table:style-name="Table1.C8" office:value-type="string">
            <text:p text:style-name="P5">DYE/Yellow</text:p>
          </table:table-cell>
          <table:table-cell table:style-name="Table1.D8" office:value-type="string">
            <text:p text:style-name="Table_20_Contents">–</text:p>
          </table:table-cell>
          <table:table-cell table:style-name="Table1.E8" office:value-type="string">
            <text:p text:style-name="Table_20_Contents">4W/Yellow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B4" office:value-type="string">
            <text:p text:style-name="Table_20_Contents">Relay 13</text:p>
          </table:table-cell>
          <table:table-cell table:style-name="Table1.C9" office:value-type="string">
            <text:p text:style-name="P5">DGE/Grey</text:p>
          </table:table-cell>
          <table:table-cell table:style-name="Table1.D9" office:value-type="string">
            <text:p text:style-name="Table_20_Contents">–</text:p>
          </table:table-cell>
          <table:table-cell table:style-name="Table1.E9" office:value-type="string">
            <text:p text:style-name="Table_20_Contents">4W/Green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10" office:value-type="string">
            <text:p text:style-name="P5">DNE/Purple</text:p>
          </table:table-cell>
          <table:table-cell table:style-name="Table1.D10" office:value-type="string">
            <text:p text:style-name="Table_20_Contents">–</text:p>
          </table:table-cell>
          <table:table-cell table:style-name="Table1.E10" office:value-type="string">
            <text:p text:style-name="Table_20_Contents">4W/Ground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B4" office:value-type="string">
            <text:p text:style-name="Table_20_Contents">Relay 11</text:p>
          </table:table-cell>
          <table:table-cell table:style-name="Table1.C12" office:value-type="string">
            <text:p text:style-name="Table_20_Contents">3C-Red/<text:span text:style-name="T6">Red</text:span></text:p>
            <text:p text:style-name="P8">Tall-Red/</text:p>
            <text:p text:style-name="P8">VLB-Red/Red</text:p>
          </table:table-cell>
          <table:table-cell table:style-name="Table1.D12" office:value-type="string">
            <text:p text:style-name="Table_20_Contents">–</text:p>
          </table:table-cell>
          <table:table-cell table:style-name="Table1.E12" office:value-type="string">
            <text:p text:style-name="Table_20_Contents">4C/Red (Light set)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B4" office:value-type="string">
            <text:p text:style-name="Table_20_Contents">Relay 10</text:p>
          </table:table-cell>
          <table:table-cell table:style-name="Table1.C13" office:value-type="string">
            <text:p text:style-name="Table_20_Contents">3C-Yellow/<text:span text:style-name="T7">Yellow</text:span></text:p>
            <text:p text:style-name="P8">Tall-Y/Yellow</text:p>
            <text:p text:style-name="P8">VLB-Y/Yellow</text:p>
          </table:table-cell>
          <table:table-cell table:style-name="Table1.D13" office:value-type="string">
            <text:p text:style-name="Table_20_Contents">–</text:p>
          </table:table-cell>
          <table:table-cell table:style-name="Table1.E13" office:value-type="string">
            <text:p text:style-name="Table_20_Contents">3C/Yellow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B4" office:value-type="string">
            <text:p text:style-name="Table_20_Contents">Relay 9</text:p>
          </table:table-cell>
          <table:table-cell table:style-name="Table1.C14" office:value-type="string">
            <text:p text:style-name="Table_20_Contents">3C-Green/<text:span text:style-name="T7">Green</text:span></text:p>
            <text:p text:style-name="P8">Tall-Green/Blue</text:p>
            <text:p text:style-name="P8">VLB-Green/Blue</text:p>
          </table:table-cell>
          <table:table-cell table:style-name="Table1.D14" office:value-type="string">
            <text:p text:style-name="Table_20_Contents">–</text:p>
          </table:table-cell>
          <table:table-cell table:style-name="Table1.E14" office:value-type="string">
            <text:p text:style-name="Table_20_Contents">3C/Green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15" office:value-type="string">
            <text:p text:style-name="Table_20_Contents">3C-<text:span text:style-name="T6">Black</text:span></text:p>
            <text:p text:style-name="P8">Tall-Gnd/White</text:p>
            <text:p text:style-name="P8">VLB-GND/Purple</text:p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>3C/Ground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B4" office:value-type="string">
            <text:p text:style-name="Table_20_Contents">Relay 8</text:p>
          </table:table-cell>
          <table:table-cell table:style-name="Table1.C17" office:value-type="string">
            <text:p text:style-name="P6">TS/Orange</text:p>
            <text:p text:style-name="P9">Mcafl/Orange</text:p>
            <text:p text:style-name="P6">TL/Pink</text:p>
          </table:table-cell>
          <table:table-cell table:style-name="Table1.D17" office:value-type="string">
            <text:p text:style-name="Table_20_Contents">–</text:p>
          </table:table-cell>
          <table:table-cell table:style-name="Table1.E17" office:value-type="string">
            <text:p text:style-name="Table_20_Contents">Track Car Ind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B32" office:value-type="string">
            <text:p text:style-name="Table_20_Contents">GND</text:p>
          </table:table-cell>
          <table:table-cell table:style-name="Table1.C18" office:value-type="string">
            <text:p text:style-name="P6">TLG/Black</text:p>
            <text:p text:style-name="P9">Mcal-gnd/Black</text:p>
          </table:table-cell>
          <table:table-cell table:style-name="Table1.D18" office:value-type="string">
            <text:p text:style-name="Table_20_Contents">–</text:p>
          </table:table-cell>
          <table:table-cell table:style-name="Table1.E18" office:value-type="string">
            <text:p text:style-name="Table_20_Contents">Track Car Ground</text:p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  <table:table-cell table:style-name="Table1.E1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32" office:value-type="string">
            <text:p text:style-name="Table_20_Contents">Power</text:p>
          </table:table-cell>
          <table:table-cell table:style-name="Table1.C25" office:value-type="string">
            <text:p text:style-name="Table_20_Contents">S/Power/1</text:p>
          </table:table-cell>
          <table:table-cell table:style-name="Table1.D25" office:value-type="string">
            <text:p text:style-name="Table_20_Contents">–</text:p>
          </table:table-cell>
          <table:table-cell table:style-name="Table1.E25" office:value-type="string">
            <text:p text:style-name="Table_20_Contents">SearchLight <text:s/>Power (both)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32" office:value-type="string">
            <text:p text:style-name="Table_20_Contents">GND</text:p>
          </table:table-cell>
          <table:table-cell table:style-name="Table1.C25" office:value-type="string">
            <text:p text:style-name="Table_20_Contents">S/GND/1</text:p>
          </table:table-cell>
          <table:table-cell table:style-name="Table1.D25" office:value-type="string">
            <text:p text:style-name="Table_20_Contents">–</text:p>
          </table:table-cell>
          <table:table-cell table:style-name="Table1.E25" office:value-type="string">
            <text:p text:style-name="Table_20_Contents">SearchLight Gnd</text:p>
          </table:table-cell>
        </table:table-row>
        <text:soft-page-break/>
        <table:table-row>
          <table:table-cell table:style-name="Table1.A2" office:value-type="string">
            <text:p text:style-name="Table_20_Contents">11</text:p>
          </table:table-cell>
          <table:table-cell table:style-name="Table1.B22" office:value-type="string">
            <text:p text:style-name="P1">Future Relay</text:p>
          </table:table-cell>
          <table:table-cell table:style-name="Table1.C25" office:value-type="string">
            <text:p text:style-name="Table_20_Contents">ST/Change/1</text:p>
          </table:table-cell>
          <table:table-cell table:style-name="Table1.D25" office:value-type="string">
            <text:p text:style-name="Table_20_Contents">ST</text:p>
          </table:table-cell>
          <table:table-cell table:style-name="Table1.E25" office:value-type="string">
            <text:p text:style-name="Table_20_Contents">Top Search Light (change)</text:p>
          </table:table-cell>
        </table:table-row>
        <table:table-row>
          <table:table-cell table:style-name="Table1.A2" office:value-type="string">
            <text:p text:style-name="Table_20_Contents">12</text:p>
          </table:table-cell>
          <table:table-cell table:style-name="Table1.B22" office:value-type="string">
            <text:p text:style-name="P1">Future Relay</text:p>
          </table:table-cell>
          <table:table-cell table:style-name="Table1.C25" office:value-type="string">
            <text:p text:style-name="Table_20_Contents">ST/Dir/1</text:p>
          </table:table-cell>
          <table:table-cell table:style-name="Table1.D25" office:value-type="string">
            <text:p text:style-name="Table_20_Contents">ST</text:p>
          </table:table-cell>
          <table:table-cell table:style-name="Table1.E25" office:value-type="string">
            <text:p text:style-name="Table_20_Contents">Top Search light (direction)</text:p>
          </table:table-cell>
        </table:table-row>
        <table:table-row>
          <table:table-cell table:style-name="Table1.A2" office:value-type="string">
            <text:p text:style-name="Table_20_Contents">13</text:p>
          </table:table-cell>
          <table:table-cell table:style-name="Table1.B22" office:value-type="string">
            <text:p text:style-name="P1">Future Relay</text:p>
          </table:table-cell>
          <table:table-cell table:style-name="Table1.C25" office:value-type="string">
            <text:p text:style-name="Table_20_Contents">ST/Change/1</text:p>
          </table:table-cell>
          <table:table-cell table:style-name="Table1.D25" office:value-type="string">
            <text:p text:style-name="Table_20_Contents">SB</text:p>
          </table:table-cell>
          <table:table-cell table:style-name="Table1.E25" office:value-type="string">
            <text:p text:style-name="Table_20_Contents">Top Search Light (change)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B22" office:value-type="string">
            <text:p text:style-name="P1">Future Relay</text:p>
          </table:table-cell>
          <table:table-cell table:style-name="Table1.C25" office:value-type="string">
            <text:p text:style-name="Table_20_Contents">ST/Dir/1</text:p>
          </table:table-cell>
          <table:table-cell table:style-name="Table1.D25" office:value-type="string">
            <text:p text:style-name="Table_20_Contents">SB</text:p>
          </table:table-cell>
          <table:table-cell table:style-name="Table1.E25" office:value-type="string">
            <text:p text:style-name="Table_20_Contents">Top Search light (direction)</text:p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26" office:value-type="string">
            <text:p text:style-name="Table_20_Contents"/>
          </table:table-cell>
          <table:table-cell table:style-name="Table1.C26" office:value-type="string">
            <text:p text:style-name="P2"/>
          </table:table-cell>
          <table:table-cell table:style-name="Table1.D26" office:value-type="string">
            <text:p text:style-name="Table_20_Contents"/>
          </table:table-cell>
          <table:table-cell table:style-name="Table1.E2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B4" office:value-type="string">
            <text:p text:style-name="Table_20_Contents">Relay 7</text:p>
          </table:table-cell>
          <table:table-cell table:style-name="Table1.A2" office:value-type="string">
            <text:p text:style-name="Table_20_Contents"><text:span text:style-name="T2">WWA/Relay</text:span>/1</text:p>
          </table:table-cell>
          <table:table-cell table:style-name="Table1.D27" office:value-type="string">
            <text:p text:style-name="Table_20_Contents">UWW</text:p>
          </table:table-cell>
          <table:table-cell table:style-name="Table1.E27" office:value-type="string">
            <text:p text:style-name="Table_20_Contents">UWW/Indicator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28" office:value-type="string">
            <text:p text:style-name="P13">WWA/Gnd <text:s/>(Brown)</text:p>
          </table:table-cell>
          <table:table-cell table:style-name="Table1.D28" office:value-type="string">
            <text:p text:style-name="Table_20_Contents">UWW</text:p>
          </table:table-cell>
          <table:table-cell table:style-name="Table1.E28" office:value-type="string">
            <text:p text:style-name="Table_20_Contents">UWW/Groun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9" office:value-type="string">
            <text:p text:style-name="Table_20_Contents"/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  <table:table-cell table:style-name="Table1.E2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</text:p>
          </table:table-cell>
          <table:table-cell table:style-name="Table1.B4" office:value-type="string">
            <text:p text:style-name="Table_20_Contents">Relay 6</text:p>
          </table:table-cell>
          <table:table-cell table:style-name="Table1.C30" office:value-type="string">
            <text:p text:style-name="Table_20_Contents">Bell/Ind/1</text:p>
          </table:table-cell>
          <table:table-cell table:style-name="Table1.D30" office:value-type="string">
            <text:p text:style-name="Table_20_Contents">BELL</text:p>
          </table:table-cell>
          <table:table-cell table:style-name="Table1.E30" office:value-type="string">
            <text:p text:style-name="Table_20_Contents">Bell/Indicator</text:p>
          </table:table-cell>
        </table:table-row>
        <table:table-row>
          <table:table-cell table:style-name="Table1.A2" office:value-type="string">
            <text:p text:style-name="Table_20_Contents">16</text:p>
          </table:table-cell>
          <table:table-cell table:style-name="Table1.B32" office:value-type="string">
            <text:p text:style-name="Table_20_Contents">Ground</text:p>
          </table:table-cell>
          <table:table-cell table:style-name="Table1.C31" office:value-type="string">
            <text:p text:style-name="Table_20_Contents">Bell/Gnd/1</text:p>
          </table:table-cell>
          <table:table-cell table:style-name="Table1.D31" office:value-type="string">
            <text:p text:style-name="Table_20_Contents">BELL</text:p>
          </table:table-cell>
          <table:table-cell table:style-name="Table1.E31" office:value-type="string">
            <text:p text:style-name="Table_20_Contents">Bell/Groun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B4" office:value-type="string">
            <text:p text:style-name="Table_20_Contents">Relay 5</text:p>
          </table:table-cell>
          <table:table-cell table:style-name="Table1.C33" office:value-type="string">
            <text:p text:style-name="Table_20_Contents"><text:span text:style-name="T3">WWB</text:span>/1</text:p>
          </table:table-cell>
          <table:table-cell table:style-name="Table1.D33" office:value-type="string">
            <text:p text:style-name="P13">LWW</text:p>
          </table:table-cell>
          <table:table-cell table:style-name="Table1.E33" office:value-type="string">
            <text:p text:style-name="Table_20_Contents">LWW/Indicator</text:p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B39" office:value-type="string">
            <text:p text:style-name="Table_20_Contents"/>
          </table:table-cell>
          <table:table-cell table:style-name="Table1.C39" office:value-type="string">
            <text:p text:style-name="P13">WWB/GND (Purple with black ext)</text:p>
          </table:table-cell>
          <table:table-cell table:style-name="Table1.D39" office:value-type="string">
            <text:p text:style-name="P13">LWW</text:p>
          </table:table-cell>
          <table:table-cell table:style-name="Table1.E39" office:value-type="string">
            <text:p text:style-name="Table_20_Contents">LWW/Ground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B39" office:value-type="string">
            <text:p text:style-name="Table_20_Contents">Power</text:p>
          </table:table-cell>
          <table:table-cell table:style-name="Table1.C39" office:value-type="string">
            <text:p text:style-name="Table_20_Contents">SEM/Pwr/1</text:p>
          </table:table-cell>
          <table:table-cell table:style-name="Table1.D39" office:value-type="string">
            <text:p text:style-name="Table_20_Contents">–</text:p>
          </table:table-cell>
          <table:table-cell table:style-name="Table1.E39" office:value-type="string">
            <text:p text:style-name="Table_20_Contents">Semaphore power</text:p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B39" office:value-type="string">
            <text:p text:style-name="Table_20_Contents">GND</text:p>
          </table:table-cell>
          <table:table-cell table:style-name="Table1.C39" office:value-type="string">
            <text:p text:style-name="Table_20_Contents">SEM/GND/1</text:p>
          </table:table-cell>
          <table:table-cell table:style-name="Table1.D39" office:value-type="string">
            <text:p text:style-name="Table_20_Contents">–</text:p>
          </table:table-cell>
          <table:table-cell table:style-name="Table1.E39" office:value-type="string">
            <text:p text:style-name="Table_20_Contents">Semaphore Gnd</text:p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B39" office:value-type="string">
            <text:p text:style-name="Table_20_Contents">Future Relay</text:p>
          </table:table-cell>
          <table:table-cell table:style-name="Table1.C39" office:value-type="string">
            <text:p text:style-name="Table_20_Contents">SEM/Local/1</text:p>
          </table:table-cell>
          <table:table-cell table:style-name="Table1.D39" office:value-type="string">
            <text:p text:style-name="Table_20_Contents">??</text:p>
          </table:table-cell>
          <table:table-cell table:style-name="Table1.E39" office:value-type="string">
            <text:p text:style-name="Table_20_Contents">Semaphore Local (future)</text:p>
          </table:table-cell>
        </table:table-row>
        <table:table-row>
          <table:table-cell table:style-name="Table1.A2" office:value-type="string">
            <text:p text:style-name="Table_20_Contents">20(down)</text:p>
          </table:table-cell>
          <table:table-cell table:style-name="Table1.B39" office:value-type="string">
            <text:p text:style-name="Table_20_Contents">Future Relay</text:p>
          </table:table-cell>
          <table:table-cell table:style-name="Table1.C39" office:value-type="string">
            <text:p text:style-name="Table_20_Contents">SEM/Dist/1</text:p>
          </table:table-cell>
          <table:table-cell table:style-name="Table1.D39" office:value-type="string">
            <text:p text:style-name="Table_20_Contents">??</text:p>
          </table:table-cell>
          <table:table-cell table:style-name="Table1.E39" office:value-type="string">
            <text:p text:style-name="Table_20_Contents">Semaphore distant (future)</text:p>
          </table:table-cell>
        </table:table-row>
      </table:table>
      <text:p text:style-name="Text_20_body"/>
      <text:p text:style-name="Text_20_body">Wiring names</text:p>
      <text:p text:style-name="Text_20_body">B10 – 12v Power </text:p>
      <text:p text:style-name="Text_20_body">Gnd – ground</text:p>
      <text:p text:style-name="Text_20_body">&lt;signal&gt;/&lt;purpose&gt;/&lt;segment&gt; – Signal control wire (Signal = signal abbreviation)</text:p>
      <text:p text:style-name="Text_20_body">B-&lt;Signal&gt; – Button in front of the given signal</text:p>
      <text:p text:style-name="Text_20_body"/>
      <text:p text:style-name="Text_20_body">Terms</text:p>
      <text:p text:style-name="Text_20_body">Ind<text:tab/>– Indicator. <text:s/>Cause the signal to activate. <text:s/></text:p>
      <text:p text:style-name="Text_20_body">4W<text:tab/>– 4 White Light signal</text:p>
      <text:p text:style-name="Text_20_body">3C<text:tab/>– Three colored lights (these three signals are wired together)</text:p>
      <text:p text:style-name="Text_20_body"><text:soft-page-break/>Car<text:tab/>– Track car signals</text:p>
      <text:p text:style-name="Text_20_body">ST – Top searchlight</text:p>
      <text:p text:style-name="Text_20_body">SB – Bottom searchlight</text:p>
      <text:p text:style-name="Text_20_body">UWW<text:tab/>– Upper Wig Wag</text:p>
      <text:p text:style-name="Text_20_body">LWW – Lower Wig Wag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Table_20_Heading">Button/<text:span text:style-name="T9">Code</text:span></text:p>
            </table:table-cell>
            <table:table-cell table:style-name="Table2.A1" office:value-type="string">
              <text:p text:style-name="Table_20_Heading">Wire</text:p>
            </table:table-cell>
            <table:table-cell table:style-name="Table2.C1" office:value-type="string">
              <text:p text:style-name="Table_20_Heading">Signal</text:p>
            </table:table-cell>
          </table:table-row>
        </table:table-header-rows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9">H2PB/<text:span text:style-name="T9">Red</text:span> </text:p>
            <text:p text:style-name="P9">H2PG/<text:span text:style-name="T9">Yellow</text:span></text:p>
          </table:table-cell>
          <table:table-cell table:style-name="Table2.C2" office:value-type="string">
            <text:p text:style-name="Table_20_Contents">H2<text:span text:style-name="T9">B</text:span>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7">PB<text:span text:style-name="T8">5/Yellow</text:span></text:p>
            <text:p text:style-name="P9">PB5G/<text:span text:style-name="T12">Purple</text:span></text:p>
          </table:table-cell>
          <table:table-cell table:style-name="Table2.C2" office:value-type="string">
            <text:p text:style-name="Table_20_Contents">4 White Lights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7">PB2<text:span text:style-name="T9">B/Button </text:span></text:p>
          </table:table-cell>
          <table:table-cell table:style-name="Table2.C2" office:value-type="string">
            <text:p text:style-name="Table_20_Contents">3 Color (set) / <text:span text:style-name="T12">Near track car</text:span></text:p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0">PB2A/Purple</text:p>
            <text:p text:style-name="P10">PB2A6/Black</text:p>
          </table:table-cell>
          <table:table-cell table:style-name="Table2.C2" office:value-type="string">
            <text:p text:style-name="Table_20_Contents">3 Color (set) / <text:span text:style-name="T12">by lights</text:span>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7">PB1/<text:span text:style-name="T10">Button</text:span></text:p>
          </table:table-cell>
          <table:table-cell table:style-name="Table2.C2" office:value-type="string">
            <text:p text:style-name="Table_20_Contents">Track car indicator</text:p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0">NC <text:span text:style-name="T11">(Will be bell)</text:span></text:p>
          </table:table-cell>
          <table:table-cell table:style-name="Table2.C2" office:value-type="string">
            <text:p text:style-name="Table_20_Contents">3 Color (set)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Table_20_Contents"><text:span text:style-name="T4">PB7</text:span>/<text:span text:style-name="T10">Button</text:span> </text:p>
          </table:table-cell>
          <table:table-cell table:style-name="Table2.C2" office:value-type="string">
            <text:p text:style-name="Table_20_Contents">Lower Wig Wag<text:span text:style-name="T4">(WWB)</text:span></text:p>
          </table:table-cell>
        </table:table-row>
        <table:table-row>
          <table:table-cell table:style-name="Table2.A2" office:value-type="string">
            <text:p text:style-name="P13">NC</text:p>
          </table:table-cell>
          <table:table-cell table:style-name="Table2.A2" office:value-type="string">
            <text:p text:style-name="Table_20_Contents">B-Bell/1 <text:span text:style-name="T9">(NC)</text:span></text:p>
          </table:table-cell>
          <table:table-cell table:style-name="Table2.C2" office:value-type="string">
            <text:p text:style-name="Table_20_Contents">Bell</text:p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2">PB9/Button </text:p>
          </table:table-cell>
          <table:table-cell table:style-name="Table2.C2" office:value-type="string">
            <text:p text:style-name="Table_20_Contents">Upper Wig Wag <text:span text:style-name="T4">(WWA)</text:span></text:p>
          </table:table-cell>
        </table:table-row>
      </table:table>
      <text:p text:style-name="Text_20_body"/>
      <text:p text:style-name="Text_20_body"><draw:frame draw:style-name="fr1" draw:name="Object1" text:anchor-type="paragraph" svg:x="0.2646in" svg:y="-0.0016in" svg:width="6.478in" svg:height="3.7799in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Text_20_body"><draw:frame draw:style-name="fr2" draw:name="Object2" text:anchor-type="as-char" svg:y="-0.9071in" svg:width="7.1701in" svg:height="4.0717in" draw:z-index="3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Button Wire</text:p>
          </table:table-cell>
          <table:table-cell table:style-name="Table3.A1" office:value-type="string">
            <text:p text:style-name="P11">Extension</text:p>
          </table:table-cell>
          <table:table-cell table:style-name="Table3.A1" office:value-type="string">
            <text:p text:style-name="P11">Relay</text:p>
          </table:table-cell>
          <table:table-cell table:style-name="Table3.D1" office:value-type="string">
            <text:p text:style-name="P11">Button Signal</text:p>
          </table:table-cell>
        </table:table-row>
        <text:soft-page-break/>
        <table:table-row>
          <table:table-cell table:style-name="Table3.A2" office:value-type="string">
            <text:p text:style-name="P11">PB2B/1 [Blue] (3 color V20)</text:p>
          </table:table-cell>
          <table:table-cell table:style-name="Table3.A2" office:value-type="string">
            <text:p text:style-name="P11">PB2B/X </text:p>
          </table:table-cell>
          <table:table-cell table:style-name="Table3.A2" office:value-type="string">
            <text:p text:style-name="P11">PB2B</text:p>
          </table:table-cell>
          <table:table-cell table:style-name="Table3.D2" office:value-type="string">
            <text:p text:style-name="P11">PB2B/Button (3)</text:p>
          </table:table-cell>
        </table:table-row>
        <table:table-row>
          <table:table-cell table:style-name="Table3.A2" office:value-type="string">
            <text:p text:style-name="P11">PB1/1[Purple] (TC)</text:p>
          </table:table-cell>
          <table:table-cell table:style-name="Table3.A2" office:value-type="string">
            <text:p text:style-name="P11">PB1/X</text:p>
          </table:table-cell>
          <table:table-cell table:style-name="Table3.A2" office:value-type="string">
            <text:p text:style-name="P11">PB1</text:p>
          </table:table-cell>
          <table:table-cell table:style-name="Table3.D2" office:value-type="string">
            <text:p text:style-name="P11">PB1/Button (5)</text:p>
          </table:table-cell>
        </table:table-row>
        <table:table-row>
          <table:table-cell table:style-name="Table3.A2" office:value-type="string">
            <text:p text:style-name="P11">PB7/1 [<text:span text:style-name="T10">Blue with Black Ext.</text:span>] (LWW)</text:p>
          </table:table-cell>
          <table:table-cell table:style-name="Table3.A2" office:value-type="string">
            <text:p text:style-name="P11">PB7?X</text:p>
          </table:table-cell>
          <table:table-cell table:style-name="Table3.A2" office:value-type="string">
            <text:p text:style-name="P11">PB7</text:p>
          </table:table-cell>
          <table:table-cell table:style-name="Table3.D2" office:value-type="string">
            <text:p text:style-name="P11">PB7/Button (7)</text:p>
          </table:table-cell>
        </table:table-row>
        <table:table-row>
          <table:table-cell table:style-name="Table3.A2" office:value-type="string">
            <text:p text:style-name="P11">PB9/1 [<text:span text:style-name="T1">Yellow with black ext.</text:span>] (UWW)</text:p>
          </table:table-cell>
          <table:table-cell table:style-name="Table3.A2" office:value-type="string">
            <text:p text:style-name="P11">PB9/X</text:p>
          </table:table-cell>
          <table:table-cell table:style-name="Table3.A2" office:value-type="string">
            <text:p text:style-name="P11">PB9</text:p>
          </table:table-cell>
          <table:table-cell table:style-name="Table3.D2" office:value-type="string">
            <text:p text:style-name="P11">PB9/Button (9)</text:p>
          </table:table-cell>
        </table:table-row>
      </table:table>
      <text:p text:style-name="Text_20_body"/>
      <text:p text:style-name="Text_20_body"><text:soft-page-break/><draw:frame draw:style-name="fr3" draw:name="Object3" text:anchor-type="as-char" svg:width="5.9799in" svg:height="8.9665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oft-page-break/></text:p>
      <text:p text:style-name="Text_20_body"><draw:frame draw:style-name="fr4" draw:name="Object4" text:anchor-type="paragraph" svg:width="5.5508in" svg:height="3.9362in" draw:z-index="1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5f2b4" officeooo:paragraph-rsid="0025f2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full">/media/sdo/KINGSTON/orange/signal-box/doc/wire/wiring-sheet.odt</text:file-name><text:tab/><text:modification-date style:data-style-name="N75">Jul 2, 2014</text:modification-date></text:p>
      </style:header>
      <style:footer>
        <text:p text:style-name="MP1">Page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Oualline</meta:initial-creator>
    <meta:creation-date>2013-09-21T14:54:12</meta:creation-date>
    <dc:date>2014-07-02T21:58:36.198758579</dc:date>
    <dc:creator>Steve Oualline</dc:creator>
    <meta:editing-duration>P2DT8H42M27S</meta:editing-duration>
    <meta:editing-cycles>32</meta:editing-cycles>
    <meta:generator>LibreOffice/4.1.3.2$Linux_X86_64 LibreOffice_project/410m0$Build-2</meta:generator>
    <meta:printed-by>Steve Oualline</meta:printed-by>
    <meta:print-date>2014-07-02T21:18:32.359482085</meta:print-date>
    <meta:document-statistic meta:table-count="3" meta:image-count="0" meta:object-count="4" meta:page-count="7" meta:paragraph-count="236" meta:word-count="383" meta:character-count="2348" meta:non-whitespace-character-count="2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0000" draw:textarea-vertical-align="middle"/>
    </style:style>
    <style:style style:name="gr10" style:family="graphic" style:parent-style-name="standard">
      <style:graphic-properties draw:stroke="none" draw:fill="none" fo:min-height="0.4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683cm" svg:x="5.826cm" svg:y="3.03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007cm" svg:height="0.962cm" svg:x="1.635cm" svg:y="0.492cm">
          <draw:text-box>
            <text:p>Wig Wag / Bell Wiring (typical)</text:p>
          </draw:text-box>
        </draw:frame>
        <draw:custom-shape draw:style-name="gr3" draw:text-style-name="P1" draw:layer="layout" svg:width="2.032cm" svg:height="1.905cm" svg:x="1cm" svg:y="3.5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4.556cm" svg:x2="2.27cm" svg:y2="4.556cm">
          <text:p/>
        </draw:line>
        <draw:line draw:style-name="gr5" draw:text-style-name="P1" draw:layer="layout" svg:x1="2.016cm" svg:y1="3.921cm" svg:x2="6.715cm" svg:y2="3.921cm">
          <text:p/>
        </draw:line>
        <draw:frame draw:style-name="gr2" draw:text-style-name="P2" draw:layer="layout" svg:width="2.53cm" svg:height="1.207cm" svg:x="1.01cm" svg:y="5.516cm">
          <draw:text-box>
            <text:p><text:span text:style-name="T1">Processor </text:span></text:p>
            <text:p><text:span text:style-name="T1">Relay</text:span></text:p>
          </draw:text-box>
        </draw:frame>
        <draw:polyline draw:style-name="gr5" draw:text-style-name="P1" draw:layer="layout" svg:width="1.523cm" svg:height="2.158cm" svg:x="0.365cm" svg:y="2.397cm" svg:viewBox="0 0 1524 2159" draw:points="635,2159 0,2159 0,0 1524,0">
          <text:p/>
        </draw:polyline>
        <draw:frame draw:style-name="gr2" draw:text-style-name="P2" draw:layer="layout" svg:width="2.415cm" svg:height="0.729cm" svg:x="1.508cm" svg:y="1.762cm">
          <draw:text-box>
            <text:p><text:span text:style-name="T1">12v/signal</text:span></text:p>
          </draw:text-box>
        </draw:frame>
        <draw:custom-shape draw:style-name="gr6" draw:text-style-name="P1" draw:layer="layout" svg:width="1.27cm" svg:height="1.651cm" svg:x="6.842cm" svg:y="3.41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112cm" svg:y1="3.921cm" svg:x2="11.795cm" svg:y2="3.921cm">
          <text:p/>
        </draw:line>
        <draw:frame draw:style-name="gr2" draw:text-style-name="P2" draw:layer="layout" svg:width="2.06cm" svg:height="0.729cm" svg:x="10.271cm" svg:y="3.286cm">
          <draw:text-box>
            <text:p><text:span text:style-name="T1">Gnd(12)</text:span></text:p>
          </draw:text-box>
        </draw:frame>
        <draw:polyline draw:style-name="gr7" draw:text-style-name="P1" draw:layer="layout" svg:width="2.666cm" svg:height="2.539cm" svg:x="4.81cm" svg:y="6.08cm" svg:viewBox="0 0 2667 2540" draw:points="1524,2540 0,2540 0,0 2667,0">
          <text:p/>
        </draw:polyline>
        <draw:frame draw:style-name="gr2" draw:text-style-name="P2" draw:layer="layout" svg:width="2.792cm" svg:height="0.729cm" svg:x="5.572cm" svg:y="8.022cm">
          <draw:text-box>
            <text:p><text:span text:style-name="T1">12V/wigwag</text:span></text:p>
          </draw:text-box>
        </draw:frame>
        <draw:frame draw:style-name="gr2" draw:text-style-name="P2" draw:layer="layout" svg:width="3.118cm" svg:height="0.729cm" svg:x="6.588cm" svg:y="6.842cm">
          <draw:text-box>
            <text:p><text:span text:style-name="T1">Railroad relay</text:span></text:p>
          </draw:text-box>
        </draw:frame>
        <draw:line draw:style-name="gr5" draw:text-style-name="P3" draw:layer="layout" svg:x1="7.477cm" svg:y1="5.572cm" svg:x2="15.986cm" svg:y2="5.572cm">
          <text:p/>
        </draw:line>
        <draw:line draw:style-name="gr5" draw:text-style-name="P3" draw:layer="layout" svg:x1="7.731cm" svg:y1="6.08cm" svg:x2="9.382cm" svg:y2="6.08cm">
          <text:p/>
        </draw:line>
        <draw:frame draw:style-name="gr2" draw:text-style-name="P2" draw:layer="layout" svg:width="1.683cm" svg:height="0.729cm" svg:x="12.43cm" svg:y="4.974cm">
          <draw:text-box>
            <text:p><text:span text:style-name="T1">Signal</text:span></text:p>
          </draw:text-box>
        </draw:frame>
        <draw:line draw:style-name="gr5" draw:text-style-name="P1" draw:layer="layout" svg:x1="2.397cm" svg:y1="4.556cm" svg:x2="3.032cm" svg:y2="4.556cm">
          <text:p/>
        </draw:line>
        <draw:polyline draw:style-name="gr5" draw:text-style-name="P1" draw:layer="layout" svg:width="5.206cm" svg:height="1.777cm" svg:x="4.81cm" svg:y="2.143cm" svg:viewBox="0 0 5207 1778" draw:points="0,1778 0,0 5207,0 5207,1778">
          <text:p/>
        </draw:polyline>
        <draw:line draw:style-name="gr8" draw:text-style-name="P1" draw:layer="layout" svg:x1="6.461cm" svg:y1="1.762cm" svg:x2="6.461cm" svg:y2="2.524cm">
          <text:p/>
        </draw:line>
        <draw:polygon draw:style-name="gr9" draw:text-style-name="P1" draw:layer="layout" svg:width="0.888cm" svg:height="0.888cm" svg:x="6.461cm" svg:y="1.635cm" svg:viewBox="0 0 889 889" draw:points="889,0 0,508 889,889">
          <text:p/>
        </draw:polygon>
        <draw:frame draw:style-name="gr10" draw:layer="layout" svg:width="1.992cm" svg:height="0.73cm" svg:x="7.477cm" svg:y="1.54cm">
          <draw:text-box>
            <text:p><text:span text:style-name="T1">1N4005</text:span></text:p>
          </draw:text-box>
        </draw:frame>
        <draw:line draw:style-name="gr5" draw:text-style-name="P1" draw:layer="layout" svg:x1="11.541cm" svg:y1="7.858cm" svg:x2="15.986cm" svg:y2="7.858cm">
          <text:p/>
        </draw:line>
        <draw:frame draw:style-name="gr2" draw:text-style-name="P2" draw:layer="layout" svg:width="2.06cm" svg:height="0.729cm" svg:x="14.462cm" svg:y="7.129cm">
          <draw:text-box>
            <text:p><text:span text:style-name="T1">Gnd(12)</text:span></text:p>
          </draw:text-box>
        </draw:frame>
        <draw:line draw:style-name="gr5" draw:text-style-name="P1" draw:layer="layout" svg:x1="11.541cm" svg:y1="7.858cm" svg:x2="11.541cm" svg:y2="5.572cm">
          <text:p/>
        </draw:line>
        <draw:line draw:style-name="gr8" draw:text-style-name="P1" draw:layer="layout" svg:x1="11.16cm" svg:y1="6.334cm" svg:x2="11.922cm" svg:y2="6.334cm">
          <text:p/>
        </draw:line>
        <draw:polygon draw:style-name="gr9" draw:text-style-name="P1" draw:layer="layout" svg:width="0.761cm" svg:height="0.761cm" svg:x="11.16cm" svg:y="6.334cm" svg:viewBox="0 0 762 762" draw:points="381,0 0,762 762,762">
          <text:p/>
        </draw:polygon>
        <draw:frame draw:style-name="gr10" draw:layer="layout" svg:width="1.992cm" svg:height="0.73cm" svg:x="10.565cm" svg:y="7.89cm">
          <draw:text-box>
            <text:p><text:span text:style-name="T1">1N4005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54cm" svg:x="8.366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2.778cm" svg:x2="8.239cm" svg:y2="2.778cm">
          <text:p/>
        </draw:line>
        <draw:line draw:style-name="gr2" draw:text-style-name="P1" draw:layer="layout" svg:x1="1.889cm" svg:y1="2.778cm" svg:x2="5.953cm" svg:y2="2.778cm">
          <text:p/>
        </draw:line>
        <draw:custom-shape draw:style-name="gr3" draw:text-style-name="P1" draw:layer="layout" svg:width="0.762cm" svg:height="0.762cm" svg:x="4.42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946cm" svg:height="0.729cm" svg:x="1.848cm" svg:y="1.889cm">
          <draw:text-box>
            <text:p><text:span text:style-name="T1">PB2B/1</text:span></text:p>
          </draw:text-box>
        </draw:frame>
        <draw:frame draw:style-name="gr4" draw:text-style-name="P2" draw:layer="layout" svg:width="1.992cm" svg:height="0.729cm" svg:x="5.485cm" svg:y="1.889cm">
          <draw:text-box>
            <text:p><text:span text:style-name="T1">PB2B/X</text:span></text:p>
          </draw:text-box>
        </draw:frame>
        <draw:line draw:style-name="gr2" draw:text-style-name="P1" draw:layer="layout" svg:x1="1.889cm" svg:y1="2.778cm" svg:x2="1.889cm" svg:y2="3.794cm">
          <text:p/>
        </draw:line>
        <draw:line draw:style-name="gr2" draw:text-style-name="P1" draw:layer="layout" svg:x1="1.508cm" svg:y1="3.794cm" svg:x2="2.016cm" svg:y2="4.937cm">
          <text:p/>
        </draw:line>
        <draw:line draw:style-name="gr2" draw:text-style-name="P1" draw:layer="layout" svg:x1="2.016cm" svg:y1="4.81cm" svg:x2="2.016cm" svg:y2="6.08cm">
          <text:p/>
        </draw:line>
        <draw:frame draw:style-name="gr4" draw:text-style-name="P2" draw:layer="layout" svg:width="3.364cm" svg:height="0.729cm" svg:x="0.938cm" svg:y="6.08cm">
          <draw:text-box>
            <text:p><text:span text:style-name="T1">Gnd/signal gnd</text:span></text:p>
          </draw:text-box>
        </draw:frame>
        <draw:line draw:style-name="gr2" draw:text-style-name="P1" draw:layer="layout" svg:x1="10.525cm" svg:y1="2.778cm" svg:x2="14.335cm" svg:y2="2.778cm">
          <text:p/>
        </draw:line>
        <draw:frame draw:style-name="gr4" draw:text-style-name="P2" draw:layer="layout" svg:width="2.767cm" svg:height="0.729cm" svg:x="12.049cm" svg:y="1.889cm">
          <draw:text-box>
            <text:p><text:span text:style-name="T1">12v (Signal)</text:span></text:p>
          </draw:text-box>
        </draw:frame>
        <draw:polyline draw:style-name="gr2" draw:text-style-name="P1" draw:layer="layout" svg:width="2.285cm" svg:height="2.666cm" svg:x="6.969cm" svg:y="6.207cm" svg:viewBox="0 0 2286 2667" draw:points="2286,0 0,0 0,2667">
          <text:p/>
        </draw:polyline>
        <draw:polyline draw:style-name="gr2" draw:text-style-name="P1" draw:layer="layout" svg:width="3.809cm" svg:height="3.809cm" svg:x="9.128cm" svg:y="5.572cm" svg:viewBox="0 0 3810 3810" draw:points="0,0 3810,0 3810,3810">
          <text:p/>
        </draw:polyline>
        <draw:frame draw:style-name="gr4" draw:text-style-name="P2" draw:layer="layout" svg:width="2.348cm" svg:height="0.729cm" svg:x="5.891cm" svg:y="8.907cm">
          <draw:text-box>
            <text:p><text:span text:style-name="T1">PB2B/Bnt</text:span></text:p>
          </draw:text-box>
        </draw:frame>
        <draw:frame draw:style-name="gr4" draw:text-style-name="P2" draw:layer="layout" svg:width="6.564cm" svg:height="1.207cm" svg:x="10.652cm" svg:y="8.874cm">
          <draw:text-box>
            <text:p><text:span text:style-name="T1">Btn/Gnd</text:span></text:p>
            <text:p><text:span text:style-name="T1">(Common for all 4 button relays)</text:span></text:p>
          </draw:text-box>
        </draw:frame>
        <draw:frame draw:style-name="gr4" draw:text-style-name="P2" draw:layer="layout" svg:width="1.59cm" svg:height="0.729cm" svg:x="9.001cm" svg:y="3.667cm">
          <draw:text-box>
            <text:p><text:span text:style-name="T1">PB2B</text:span></text:p>
          </draw:text-box>
        </draw:frame>
        <draw:polyline draw:style-name="gr2" draw:text-style-name="P1" draw:layer="layout" svg:width="3.301cm" svg:height="1.396cm" svg:x="7.858cm" svg:y="1.381cm" svg:viewBox="0 0 3302 1397" draw:points="0,1270 0,0 3302,0 3302,1397">
          <text:p/>
        </draw:polyline>
        <draw:line draw:style-name="gr2" draw:text-style-name="P1" draw:layer="layout" svg:x1="10.144cm" svg:y1="1.127cm" svg:x2="10.144cm" svg:y2="1.635cm">
          <text:p/>
        </draw:line>
        <draw:polygon draw:style-name="gr5" draw:text-style-name="P1" draw:layer="layout" svg:width="0.634cm" svg:height="0.761cm" svg:x="9.509cm" svg:y="1cm" svg:viewBox="0 0 635 762" draw:points="0,0 0,762 635,381">
          <text:p/>
        </draw:polygon>
        <draw:frame draw:style-name="gr4" draw:text-style-name="P2" draw:layer="layout" svg:width="1.992cm" svg:height="0.729cm" svg:x="10.779cm" svg:y="0.619cm">
          <draw:text-box>
            <text:p><text:span text:style-name="T1">1N4007</text:span></text:p>
          </draw:text-box>
        </draw:frame>
        <draw:line draw:style-name="gr2" draw:text-style-name="P1" draw:layer="layout" svg:x1="9.509cm" svg:y1="6.207cm" svg:x2="10.652cm" svg:y2="6.207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876cm" svg:height="0.962cm" svg:x="1.376cm" svg:y="1.587cm">
          <draw:text-box>
            <text:p>Power Override (PI GPIO)</text:p>
          </draw:text-box>
        </draw:frame>
        <draw:line draw:style-name="gr2" draw:text-style-name="P2" draw:layer="layout" svg:x1="1.66cm" svg:y1="3.64cm" svg:x2="4.63cm" svg:y2="3.64cm">
          <text:p text:style-name="P1"><text:span text:style-name="T1">GPIO/3.3v</text:span></text:p>
          <text:p text:style-name="P1"><text:span text:style-name="T1">Pin 17 / red</text:span></text:p>
        </draw:line>
        <draw:polyline draw:style-name="gr3" draw:text-style-name="P1" draw:layer="layout" svg:width="2.639cm" svg:height="0.33cm" svg:x="4.63cm" svg:y="3.309cm" svg:viewBox="0 0 2640 331" draw:points="0,330 330,330 660,0 990,330 1320,0 1650,330 1980,0 2251,331 2640,330">
          <text:p/>
        </draw:polyline>
        <draw:line draw:style-name="gr3" draw:text-style-name="P1" draw:layer="layout" svg:x1="1.66cm" svg:y1="4.96cm" svg:x2="9.25cm" svg:y2="4.96cm">
          <text:p/>
        </draw:line>
        <draw:frame draw:style-name="gr1" draw:text-style-name="P3" draw:layer="layout" svg:width="3.055cm" svg:height="1.207cm" svg:x="1.66cm" svg:y="4.3cm">
          <draw:text-box>
            <text:p><text:span text:style-name="T1">GPIO/Gnd</text:span></text:p>
            <text:p><text:span text:style-name="T1">Pin 20 / black</text:span></text:p>
          </draw:text-box>
        </draw:frame>
        <draw:line draw:style-name="gr3" draw:text-style-name="P1" draw:layer="layout" svg:x1="9.25cm" svg:y1="4.96cm" svg:x2="9.25cm" svg:y2="4.63cm">
          <text:p/>
        </draw:line>
        <draw:line draw:style-name="gr3" draw:text-style-name="P1" draw:layer="layout" svg:x1="9.25cm" svg:y1="4.63cm" svg:x2="9.58cm" svg:y2="3.97cm">
          <text:p/>
        </draw:line>
        <draw:polyline draw:style-name="gr3" draw:text-style-name="P1" draw:layer="layout" svg:width="1.979cm" svg:height="0.329cm" svg:x="7.27cm" svg:y="3.64cm" svg:viewBox="0 0 1980 330" draw:points="1980,330 1980,0 0,0">
          <text:p/>
        </draw:polyline>
        <draw:frame draw:style-name="gr1" draw:text-style-name="P3" draw:layer="layout" svg:width="2.132cm" svg:height="0.729cm" svg:x="4.808cm" svg:y="2.485cm">
          <draw:text-box>
            <text:p><text:span text:style-name="T1">10k ohm</text:span></text:p>
          </draw:text-box>
        </draw:frame>
        <draw:line draw:style-name="gr3" draw:text-style-name="P1" draw:layer="layout" svg:x1="4.795cm" svg:y1="3.64cm" svg:x2="4.795cm" svg:y2="6.28cm">
          <text:p/>
        </draw:line>
        <draw:polyline draw:style-name="gr3" draw:text-style-name="P1" draw:layer="layout" svg:width="2.639cm" svg:height="0.33cm" svg:x="4.795cm" svg:y="5.949cm" svg:viewBox="0 0 2640 331" draw:points="0,330 330,330 660,0 990,330 1320,0 1650,330 1980,0 2251,331 2640,330">
          <text:p/>
        </draw:polyline>
        <draw:line draw:style-name="gr3" draw:text-style-name="P1" draw:layer="layout" svg:x1="7.435cm" svg:y1="6.28cm" svg:x2="9.25cm" svg:y2="6.28cm">
          <text:p/>
        </draw:line>
        <draw:line draw:style-name="gr3" draw:text-style-name="P1" draw:layer="layout" svg:x1="9.25cm" svg:y1="5.95cm" svg:x2="9.25cm" svg:y2="6.28cm">
          <text:p/>
        </draw:line>
        <draw:polyline draw:style-name="gr3" draw:text-style-name="P1" draw:layer="layout" svg:width="0.329cm" svg:height="0.989cm" svg:x="9.25cm" svg:y="4.96cm" svg:viewBox="0 0 330 990" draw:points="0,0 0,330 330,990">
          <text:p/>
        </draw:polyline>
        <draw:custom-shape draw:style-name="gr4" draw:text-style-name="P1" draw:layer="layout" svg:width="2.805cm" svg:height="3.96cm" svg:x="8.59cm" svg:y="2.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128cm" svg:height="1.207cm" svg:x="10.257cm" svg:y="1.608cm">
          <draw:text-box>
            <text:p><text:span text:style-name="T1">Power</text:span></text:p>
            <text:p><text:span text:style-name="T1">Override</text:span></text:p>
          </draw:text-box>
        </draw:frame>
        <draw:frame draw:style-name="gr1" draw:text-style-name="P3" draw:layer="layout" svg:width="1.061cm" svg:height="0.729cm" svg:x="9.91cm" svg:y="5.62cm">
          <draw:text-box>
            <text:p><text:span text:style-name="T1">Off</text:span></text:p>
          </draw:text-box>
        </draw:frame>
        <draw:frame draw:style-name="gr1" draw:text-style-name="P3" draw:layer="layout" svg:width="1.069cm" svg:height="0.729cm" svg:x="9.762cm" svg:y="3.475cm">
          <draw:text-box>
            <text:p><text:span text:style-name="T1">On</text:span></text:p>
          </draw:text-box>
        </draw:frame>
        <draw:line draw:style-name="gr2" draw:text-style-name="P4" draw:layer="layout" svg:x1="1.99cm" svg:y1="7.6cm" svg:x2="3.31cm" svg:y2="7.6cm">
          <text:p text:style-name="P1"><text:span text:style-name="T2">GPIO/25</text:span></text:p>
          <text:p text:style-name="P1"><text:span text:style-name="T2">Pin 22 / orange</text:span></text:p>
        </draw:line>
        <draw:frame draw:style-name="gr1" draw:text-style-name="P3" draw:layer="layout" svg:width="2.132cm" svg:height="0.729cm" svg:x="5.125cm" svg:y="5.29cm">
          <draw:text-box>
            <text:p><text:span text:style-name="T1">10k ohm</text:span></text:p>
          </draw:text-box>
        </draw:frame>
        <draw:polyline draw:style-name="gr3" draw:text-style-name="P1" draw:layer="layout" svg:width="2.639cm" svg:height="0.33cm" svg:x="3.31cm" svg:y="7.27cm" svg:viewBox="0 0 2640 331" draw:points="0,330 330,330 660,0 990,330 1320,0 1650,330 1980,0 2251,331 2640,330">
          <text:p/>
        </draw:polyline>
        <draw:frame draw:style-name="gr1" draw:text-style-name="P3" draw:layer="layout" svg:width="1.895cm" svg:height="0.729cm" svg:x="3.488cm" svg:y="6.61cm">
          <draw:text-box>
            <text:p><text:span text:style-name="T1">1k ohm</text:span></text:p>
          </draw:text-box>
        </draw:frame>
        <draw:polyline draw:style-name="gr3" draw:text-style-name="P1" draw:layer="layout" svg:width="1.979cm" svg:height="3.959cm" svg:x="5.95cm" svg:y="3.64cm" svg:viewBox="0 0 1980 3960" draw:points="0,3960 1980,3960 1980,0">
          <text:p/>
        </draw:polyline>
        <draw:custom-shape draw:style-name="gr5" draw:text-style-name="P1" draw:layer="layout" svg:width="0.33cm" svg:height="0.33cm" svg:x="7.765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99cm" svg:y1="8.919cm" svg:x2="3.31cm" svg:y2="8.919cm">
          <text:p text:style-name="P1"><text:span text:style-name="T2">GPIO/08</text:span></text:p>
          <text:p text:style-name="P1"><text:span text:style-name="T2">Pin 24 / brown</text:span></text:p>
        </draw:line>
        <draw:polyline draw:style-name="gr3" draw:text-style-name="P1" draw:layer="layout" svg:width="2.639cm" svg:height="0.33cm" svg:x="3.31cm" svg:y="8.589cm" svg:viewBox="0 0 2640 331" draw:points="0,330 330,330 660,0 990,330 1320,0 1650,330 1980,0 2251,331 2640,330">
          <text:p/>
        </draw:polyline>
        <draw:frame draw:style-name="gr1" draw:text-style-name="P3" draw:layer="layout" svg:width="1.895cm" svg:height="0.729cm" svg:x="3.725cm" svg:y="7.93cm">
          <draw:text-box>
            <text:p><text:span text:style-name="T1">1k ohm</text:span></text:p>
          </draw:text-box>
        </draw:frame>
        <draw:polyline draw:style-name="gr3" draw:text-style-name="P1" draw:layer="layout" svg:width="2.309cm" svg:height="2.639cm" svg:x="5.95cm" svg:y="6.28cm" svg:viewBox="0 0 2310 2640" draw:points="0,2640 2310,2640 2310,0 2145,0">
          <text:p/>
        </draw:polyline>
        <draw:custom-shape draw:style-name="gr5" draw:text-style-name="P1" draw:layer="layout" svg:width="0.33cm" svg:height="0.33cm" svg:x="8.095cm" svg:y="6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3cm" svg:height="0.33cm" svg:x="4.6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33cm" svg:y1="14.86cm" svg:x2="3.97cm" svg:y2="14.86cm">
          <text:p text:style-name="P1"><text:span text:style-name="T2">FWUP(F)</text:span></text:p>
          <text:p text:style-name="P1"><text:span text:style-name="T2">Vcc / red</text:span></text:p>
        </draw:line>
        <draw:polyline draw:style-name="gr3" draw:text-style-name="P1" draw:layer="layout" svg:width="2.639cm" svg:height="0.33cm" svg:x="3.97cm" svg:y="14.529cm" svg:viewBox="0 0 2640 331" draw:points="0,330 330,330 660,0 990,330 1320,0 1650,330 1980,0 2251,331 2640,330">
          <text:p/>
        </draw:polyline>
        <draw:frame draw:style-name="gr1" draw:layer="layout" svg:width="6.492cm" svg:height="1.673cm" svg:x="1cm" svg:y="11.23cm">
          <draw:text-box>
            <text:p>Relay Board </text:p>
            <text:p>(no sound / no move)</text:p>
          </draw:text-box>
        </draw:frame>
        <draw:polyline draw:style-name="gr3" draw:text-style-name="P1" draw:layer="layout" svg:width="2.639cm" svg:height="0.33cm" svg:x="3.97cm" svg:y="17.829cm" svg:viewBox="0 0 2640 331" draw:points="0,330 330,330 660,0 990,330 1320,0 1650,330 1980,0 2251,331 2640,330">
          <text:p/>
        </draw:polyline>
        <draw:line draw:style-name="gr3" draw:text-style-name="P1" draw:layer="layout" svg:x1="3.97cm" svg:y1="14.86cm" svg:x2="3.97cm" svg:y2="18.16cm">
          <text:p/>
        </draw:line>
        <draw:line draw:style-name="gr3" draw:text-style-name="P1" draw:layer="layout" svg:x1="1.33cm" svg:y1="15.85cm" svg:x2="7.93cm" svg:y2="15.85cm">
          <text:p/>
        </draw:line>
        <draw:line draw:style-name="gr3" draw:text-style-name="P1" draw:layer="layout" svg:x1="6.61cm" svg:y1="14.86cm" svg:x2="6.61cm" svg:y2="15.85cm">
          <text:p/>
        </draw:line>
        <draw:custom-shape draw:style-name="gr5" draw:text-style-name="P1" draw:layer="layout" svg:width="0.33cm" svg:height="0.33cm" svg:x="6.445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1.319cm" svg:height="3.959cm" svg:x="7.93cm" svg:y="15.52cm" svg:viewBox="0 0 1320 3960" draw:points="0,0 660,330 1320,330 1320,3960">
          <text:p/>
        </draw:polyline>
        <draw:polyline draw:style-name="gr3" draw:text-style-name="P1" draw:layer="layout" svg:width="1.319cm" svg:height="0.329cm" svg:x="7.93cm" svg:y="18.655cm" svg:viewBox="0 0 1320 330" draw:points="0,0 660,330 1320,330">
          <text:p/>
        </draw:polyline>
        <draw:line draw:style-name="gr3" draw:text-style-name="P1" draw:layer="layout" svg:x1="6.61cm" svg:y1="18.16cm" svg:x2="6.61cm" svg:y2="19.15cm">
          <text:p/>
        </draw:line>
        <draw:frame draw:style-name="gr1" draw:text-style-name="P5" draw:layer="layout" svg:width="1.497cm" svg:height="1.047cm" svg:x="1.495cm" svg:y="15.298cm">
          <draw:text-box>
            <text:p><text:span text:style-name="T2">I/O 1 </text:span></text:p>
            <text:p><text:span text:style-name="T2">Brown</text:span></text:p>
          </draw:text-box>
        </draw:frame>
        <draw:line draw:style-name="gr3" draw:text-style-name="P1" draw:layer="layout" svg:x1="1.495cm" svg:y1="19.042cm" svg:x2="8.095cm" svg:y2="19.042cm">
          <text:p/>
        </draw:line>
        <draw:custom-shape draw:style-name="gr5" draw:text-style-name="P1" draw:layer="layout" svg:width="0.33cm" svg:height="0.33cm" svg:x="6.426cm" svg:y="18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675cm" svg:height="1.047cm" svg:x="1.66cm" svg:y="18.49cm">
          <draw:text-box>
            <text:p><text:span text:style-name="T2">I/O 2 </text:span></text:p>
            <text:p><text:span text:style-name="T2">Orange</text:span></text:p>
          </draw:text-box>
        </draw:frame>
        <draw:frame draw:style-name="gr1" draw:text-style-name="P3" draw:layer="layout" svg:width="2.394cm" svg:height="0.729cm" svg:x="8.836cm" svg:y="14.956cm">
          <draw:text-box>
            <text:p><text:span text:style-name="T1">No Sound</text:span></text:p>
          </draw:text-box>
        </draw:frame>
        <draw:frame draw:style-name="gr1" draw:text-style-name="P3" draw:layer="layout" svg:width="2.2cm" svg:height="0.729cm" svg:x="9.331cm" svg:y="18.256cm">
          <draw:text-box>
            <text:p><text:span text:style-name="T1">No Move</text:span></text:p>
          </draw:text-box>
        </draw:frame>
        <draw:polyline draw:style-name="gr3" draw:text-style-name="P1" draw:layer="layout" svg:width="7.589cm" svg:height="1.484cm" svg:x="1.66cm" svg:y="19.315cm" svg:viewBox="0 0 7590 1485" draw:points="0,1485 7590,1485 7590,0">
          <text:p/>
        </draw:polyline>
        <draw:custom-shape draw:style-name="gr5" draw:text-style-name="P1" draw:layer="layout" svg:width="0.33cm" svg:height="0.33cm" svg:x="9.085cm" svg:y="18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1.361cm" svg:height="1.047cm" svg:x="1.619cm" svg:y="20.248cm">
          <draw:text-box>
            <text:p><text:span text:style-name="T2">I/O G</text:span></text:p>
            <text:p><text:span text:style-name="T2">Black</text:span></text:p>
          </draw:text-box>
        </draw:frame>
        <draw:frame draw:style-name="gr1" draw:text-style-name="P3" draw:layer="layout" svg:width="2.132cm" svg:height="0.729cm" svg:x="4.3cm" svg:y="13.54cm">
          <draw:text-box>
            <text:p><text:span text:style-name="T1">10k ohm</text:span></text:p>
          </draw:text-box>
        </draw:frame>
        <draw:frame draw:style-name="gr1" draw:text-style-name="P3" draw:layer="layout" svg:width="2.132cm" svg:height="0.729cm" svg:x="4.313cm" svg:y="16.771cm">
          <draw:text-box>
            <text:p><text:span text:style-name="T1">10k ohm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093cm" fo:min-width="0cm"/>
    </style:style>
    <style:style style:name="gr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.905cm" svg:x2="7.35cm" svg:y2="2.905cm">
          <text:p/>
        </draw:line>
        <draw:custom-shape draw:style-name="gr2" draw:text-style-name="P1" draw:layer="layout" svg:width="1.905cm" svg:height="4.318cm" svg:x="7.35cm" svg:y="1.88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14cm" svg:height="1.343cm" svg:x="6.334cm" svg:y="2.016cm">
          <draw:text-box>
            <text:p>-</text:p>
          </draw:text-box>
        </draw:frame>
        <draw:frame draw:style-name="gr4" draw:layer="layout" svg:width="2.581cm" svg:height="1.673cm" svg:x="0.959cm" svg:y="2.121cm">
          <draw:text-box>
            <text:p>Gnd/25</text:p>
            <text:p>Black</text:p>
          </draw:text-box>
        </draw:frame>
        <draw:frame draw:style-name="gr5" draw:layer="layout" svg:width="3.427cm" svg:height="1.673cm" svg:x="9.523cm" svg:y="3.137cm">
          <draw:text-box>
            <text:p>PowerTail</text:p>
            <text:p>AC Switch</text:p>
          </draw:text-box>
        </draw:frame>
        <draw:line draw:style-name="gr1" draw:text-style-name="P1" draw:layer="layout" svg:x1="1cm" svg:y1="5.318cm" svg:x2="7.223cm" svg:y2="5.318cm">
          <text:p/>
        </draw:line>
        <draw:frame draw:style-name="gr4" draw:layer="layout" svg:width="4.765cm" svg:height="1.673cm" svg:x="0.765cm" svg:y="4.556cm">
          <draw:text-box>
            <text:p>GPIO11</text:p>
            <text:p>Pin 23/ Orange</text:p>
          </draw:text-box>
        </draw:frame>
        <draw:frame draw:style-name="gr4" draw:layer="layout" svg:width="0.875cm" svg:height="0.962cm" svg:x="6.461cm" svg:y="4.429cm">
          <draw:text-box>
            <text:p>+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